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501"/>
    </style:style>
    <style:style style:name="P2" style:family="paragraph" style:parent-style-name="Standard">
      <style:paragraph-properties fo:text-align="start" style:justify-single-word="false"/>
      <style:text-properties officeooo:paragraph-rsid="001ae50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e501"/>
    </style:style>
    <style:style style:name="P4" style:family="paragraph" style:parent-style-name="Standard">
      <style:paragraph-properties fo:text-align="start" style:justify-single-word="false"/>
      <style:text-properties officeooo:paragraph-rsid="001ae50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406c" officeooo:paragraph-rsid="0021406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37bc2" officeooo:paragraph-rsid="00237bc2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b7f3a"/>
    </style:style>
    <style:style style:name="T4" style:family="text">
      <style:text-properties officeooo:rsid="001f9f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7905538942888810863" text:style-name="L1">
        <text:list-item>
          <text:p text:style-name="P5">Nadia pulls a 30 kg wagon with negligible friction. <text:s/>If the wagon accelerates at 2 m/s<text:span text:style-name="T1">2</text:span>, what was the force of her pull? </text:p>
        </text:list-item>
      </text:list>
      <text:p text:style-name="P2"/>
      <text:p text:style-name="P2"/>
      <text:p text:style-name="P2"/>
      <text:p text:style-name="P2"/>
      <text:p text:style-name="P2"/>
      <text:list xml:id="list73346944771079" text:continue-numbering="true" text:style-name="L1">
        <text:list-item>
          <text:p text:style-name="P3">A 5<text:span text:style-name="T3">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73346829935885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347017663913" text:continue-numbering="true" text:style-name="L1">
        <text:list-item>
          <text:p text:style-name="P6">Christopher uses a 35N force to throw a ball. <text:s/>The ball’s acceleration is 7 m/s<text:span text:style-name="T1">2</text:span>. <text:s/>What is the mass of the ball? </text:p>
        </text:list-item>
      </text:list>
      <text:p text:style-name="P2"/>
      <text:p text:style-name="P2"/>
      <text:p text:style-name="P2"/>
      <text:p text:style-name="P2"/>
      <text:list xml:id="list73346363204030" text:continue-numbering="true" text:style-name="L1">
        <text:list-item>
          <text:p text:style-name="P3">Two children are playing tug-o-war. <text:s/>Juan has a mass of <text:span text:style-name="T3">5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347134635777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346027599899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346849056140" text:continue-numbering="true" text:style-name="L1">
        <text:list-item>
          <text:p text:style-name="P3"><text:soft-page-break/>A car has a mass of <text:span text:style-name="T3">8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345593356201" text:continue-numbering="true" text:style-name="L1">
        <text:list-item>
          <text:p text:style-name="P3">A crane lifts a 1<text:span text:style-name="T3">1</text:span>00 kg steel girder. <text:s/>It causes the gi<text:span text:style-name="T4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345292923978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list xml:id="list73346569150705" text:continue-numbering="true" text:style-name="L1">
        <text:list-item>
          <text:p text:style-name="P3">You push a box across the floor with a force of 5<text:span text:style-name="T3">5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73345781560943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3345518280467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3347338896648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73347127143022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11-03T07:33:45.188450538" text:date-adjust="PT24H00M00S">11/04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9:20.507989742</meta:creation-date>
    <meta:editing-duration>PT13M15S</meta:editing-duration>
    <meta:editing-cycles>11</meta:editing-cycles>
    <meta:generator>LibreOffice/5.2.7.2$Linux_X86_64 LibreOffice_project/20$Build-2</meta:generator>
    <dc:date>2017-11-03T07:14:14.359832930</dc:date>
    <meta:print-date>2017-11-03T07:14:21.627400287</meta:print-date>
    <meta:document-statistic meta:table-count="0" meta:image-count="2" meta:object-count="0" meta:page-count="2" meta:paragraph-count="22" meta:word-count="311" meta:character-count="1477" meta:non-whitespace-character-count="1153"/>
  </office:meta>
</office:document-meta>
</file>